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11cm" svg:height="0.87cm" draw:z-index="0"><draw:image xlink:href="../../odt/images/0202.png" xlink:type="simple" xlink:show="embed" xlink:actuate="onLoad"/></draw:frame></text:p>
          </table:table-cell>
          <table:table-cell table:style-name="Table1.B1" office:value-type="string">
            <text:h text:style-name="P4" text:outline-level="1">Запаздывание на период квантова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401cm" draw:z-index="0"><draw:image xlink:href="../../odt/images/020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дискретное запаздывание входного сигнала на один период квантования:</text:p>
            <text:p text:style-name="P6"><draw:frame draw:style-name="fr3" draw:name="Объект1" text:anchor-type="as-char" svg:width="3.646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,</text:p>
            <text:p text:style-name="P5">где<draw:frame draw:style-name="fr3" draw:name="Объект2" text:anchor-type="as-char" svg:width="1.087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">– </text:span>значение выходного сигнала в текущий момент расчетного (модельного) времени,<draw:frame draw:style-name="fr3" draw:name="Объект3" text:anchor-type="as-char" svg:width="2.364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значение входного сигнала в <text:span text:style-name="T3">пред</text:span><text:span text:style-name="T5">последний</text:span> момент дискретизации<draw:frame draw:style-name="fr3" draw:name="Объект4" text:anchor-type="as-char" svg:width="1.697cm" svg:height="0.563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. Квантование происходит с периодом<draw:frame draw:style-name="fr3" draw:name="Object1" text:anchor-type="as-char" svg:width="0.54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, <text:span text:style-name="T2">который задается параметром блока.</text:span></text:p>
            <text:p text:style-name="P5"><text:span text:style-name="T4">Примечание</text:span><text:span text:style-name="T2">:</text:span></text:p>
            <text:p text:style-name="Text_20_body">Для правильной работы данного блока необходимо задать максимальный шаг интегрирования не больше, чем <draw:frame draw:style-name="fr3" draw:name="Object2" text:anchor-type="as-char" svg:width="1.326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. <text:span text:style-name="T7">При интегрировании с постоянным шагом рекомендуется задать шаг таким, чтобы период квантования был кратен шагу интегрирования</text:span><text:span text:style-name="T7"><draw:frame draw:style-name="fr3" draw:name="Object3" text:anchor-type="as-char" svg:width="1.669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7">, </text:span><text:span text:style-name="T8">где </text:span><text:span text:style-name="T8"><draw:frame draw:style-name="fr3" draw:name="Object4" text:anchor-type="as-char" svg:width="1.249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8">–</text:span><text:span text:style-name="T9"> </text:span><text:span text:style-name="T8">целое число и шаг интегрирования</text:span><text:span text:style-name="T7">.</text:span></text:p>
            <text:p text:style-name="Text_20_body"><text:span text:style-name="T6">Свойства</text:span>:</text:p>
            <text:list xml:id="list438683525367385298" text:style-name="L1">
              <text:list-item>
                <text:p text:style-name="P7">Период квантования – период квантования расчёта блока.</text:p>
              </text:list-item>
              <text:list-item>
                <text:p text:style-name="P8">Начальные условия – значение выхода при<draw:frame draw:style-name="fr3" draw:name="Объект5" text:anchor-type="as-char" svg:width="1.05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аздывание на период квантования</dc:title>
    <dc:date>2012-03-30T13:12:42.14</dc:date>
    <meta:generator>OpenOffice_Beta/4.1.0$Win32 OpenOffice.org_project/410m14$Build-9760</meta:generator>
    <meta:editing-duration>PT6H45M30S</meta:editing-duration>
    <meta:editing-cycles>154</meta:editing-cycles>
    <meta:document-statistic meta:table-count="1" meta:image-count="2" meta:object-count="9" meta:page-count="1" meta:paragraph-count="14" meta:word-count="107" meta:character-count="76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u(t[k-1])</annotation>
  </semantics>
</math>
</file>

<file path=Object 3/content.xml><?xml version="1.0" encoding="utf-8"?>
<math xmlns="http://www.w3.org/1998/Math/MathML">
  <semantics>
    <mrow>
      <mi>t</mi>
      <mrow>
        <mo stretchy="false">[</mo>
        <mrow>
          <mrow>
            <mi>k</mi>
            <mo stretchy="false">−</mo>
            <mn>1</mn>
          </mrow>
        </mrow>
        <mo stretchy="false">]</mo>
      </mrow>
    </mrow>
    <annotation encoding="StarMath 5.0">t[k-1]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y(t) = u(t[k-1])</annotation>
  </semantics>
</math>
</file>

<file path=Object 6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7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8/content.xml><?xml version="1.0" encoding="utf-8"?>
<math xmlns="http://www.w3.org/1998/Math/MathML">
  <semantics>
    <mrow>
      <mrow>
        <mn>0.5</mn>
        <mo stretchy="false">⋅</mo>
        <mi>T</mi>
      </mrow>
    </mrow>
    <annotation encoding="StarMath 5.0">0.5 cdot T</annotation>
  </semantics>
</math>
</file>

<file path=Object 9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